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1667in" fo:margin-left="0.5076in" fo:margin-right="1.2507in" table:align="margins"/>
    </style:style>
    <style:style style:name="Table1.A" style:family="table-column">
      <style:table-column-properties style:column-width="0.6667in" style:rel-column-width="8456*"/>
    </style:style>
    <style:style style:name="Table1.B" style:family="table-column">
      <style:table-column-properties style:column-width="0.8646in" style:rel-column-width="10966*"/>
    </style:style>
    <style:style style:name="Table1.C" style:family="table-column">
      <style:table-column-properties style:column-width="0.9167in" style:rel-column-width="11627*"/>
    </style:style>
    <style:style style:name="Table1.D" style:family="table-column">
      <style:table-column-properties style:column-width="0.9479in" style:rel-column-width="12023*"/>
    </style:style>
    <style:style style:name="Table1.E" style:family="table-column">
      <style:table-column-properties style:column-width="0.8542in" style:rel-column-width="10834*"/>
    </style:style>
    <style:style style:name="Table1.F" style:family="table-column">
      <style:table-column-properties style:column-width="0.9167in" style:rel-column-width="1162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F1" style:family="table-cell">
      <style:table-cell-properties style:vertical-align="middle"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F2" style:family="table-cell">
      <style:table-cell-properties fo:padding="0.0382in" fo:border-left="0.0007in solid #000000" fo:border-right="0.0007in solid #000000" fo:border-top="none" fo:border-bottom="none"/>
    </style:style>
    <style:style style:name="Table1.A4" style:family="table-cell">
      <style:table-cell-properties fo:padding="0.0382in" fo:border-left="0.0007in solid #000000" fo:border-right="none" fo:border-top="none" fo:border-bottom="0.0007in solid #000000"/>
    </style:style>
    <style:style style:name="Table1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/>
    </style:style>
    <style:style style:name="P5" style:family="paragraph" style:parent-style-name="Standard">
      <style:text-properties style:text-position="0% 100%" fo:font-weight="bold" style:font-weight-asian="bold" style:font-weight-complex="bold"/>
    </style:style>
    <style:style style:name="P6" style:family="paragraph" style:parent-style-name="Standard">
      <style:text-properties style:text-position="0% 100%" style:font-name="Liberation Serif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beration Serif" fo:font-weight="bold" style:font-weight-asian="bold" style:font-weight-complex="bold"/>
    </style:style>
    <style:style style:name="P8" style:family="paragraph" style:parent-style-name="Standard">
      <style:text-properties style:text-position="0% 100%" style:font-name="Liberation Serif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" fo:font-weight="normal" style:font-weight-asian="normal" style:font-weight-complex="normal"/>
    </style:style>
    <style:style style:name="P10" style:family="paragraph" style:parent-style-name="Standard">
      <style:text-properties style:text-position="0% 100%" style:font-name="FreeMono"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Horizontal_20_Line">
      <style:text-properties style:text-position="super 58%"/>
    </style:style>
    <style:style style:name="P13" style:family="paragraph" style:parent-style-name="Horizontal_20_Line">
      <style:text-properties style:text-position="0% 100%"/>
    </style:style>
    <style:style style:name="P14" style:family="paragraph" style:parent-style-name="Horizontal_20_Line">
      <style:text-properties fo:font-weight="normal" style:font-weight-asian="normal" style:font-weight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font-weight="normal" style:font-weight-asian="normal" style:font-weight-complex="normal"/>
    </style:style>
    <style:style style:name="P17" style:family="paragraph" style:parent-style-name="Standard">
      <style:text-properties style:text-position="0% 100%"/>
    </style:style>
    <style:style style:name="P18" style:family="paragraph" style:parent-style-name="Standard">
      <style:text-properties style:text-position="0% 100%" fo:font-weight="bold" style:font-weight-asian="bold" style:font-weight-complex="bold"/>
    </style:style>
    <style:style style:name="P19" style:family="paragraph" style:parent-style-name="Standard" style:list-style-name="L2">
      <style:text-properties style:text-position="0% 100%"/>
    </style:style>
    <style:style style:name="P20" style:family="paragraph" style:parent-style-name="Standard">
      <style:text-properties style:text-position="0% 100%" style:font-name="FreeMono"/>
    </style:style>
    <style:style style:name="P21" style:family="paragraph" style:parent-style-name="Standard">
      <style:text-properties style:text-position="0% 100%" style:font-name="FreeMono" fo:font-weight="normal" style:font-weight-asian="normal" style:font-weight-complex="normal"/>
    </style:style>
    <style:style style:name="P22" style:family="paragraph" style:parent-style-name="Standard" style:list-style-name="L3">
      <style:text-properties style:text-position="0% 100%" style:font-name="Liberation Serif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" fo:font-weight="normal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" fo:font-weight="bold" style:font-weight-asian="bold" style:font-weight-complex="bold"/>
    </style:style>
    <style:style style:name="P25" style:family="paragraph" style:parent-style-name="Standard" style:list-style-name="L2"/>
    <style:style style:name="P26" style:family="paragraph" style:parent-style-name="Standard" style:list-style-name="L3"/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FreeMono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"/>
    </style:style>
    <style:style style:name="T7" style:family="text">
      <style:text-properties style:font-name="FreeMono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3.1</text:p>
      <text:p text:style-name="P3"><text:tab/>CPU Time = (Instruction Count * CPI) / Clock Rate</text:p>
      <text:p text:style-name="P3"/>
      <text:p text:style-name="P3"><text:tab/>perf = 1/CPU Time</text:p>
      <text:p text:style-name="P3"/>
      <text:list xml:id="list835365466" text:style-name="L1">
        <text:list-item>
          <text:list>
            <text:list-item>
              <text:list>
                <text:list-item>
                  <text:p text:style-name="P15"><text:span text:style-name="T5">1.33 x 10</text:span>9</text:p>
                </text:list-item>
                <text:list-item>
                  <text:p text:style-name="P16"><text:span text:style-name="T2">1.5 <text:s text:c="2"/>x 10</text:span><text:span text:style-name="T3">9</text:span></text:p>
                </text:list-item>
                <text:list-item>
                  <text:p text:style-name="P16"><text:span text:style-name="T2">1.2 <text:s text:c="2"/>x 10</text:span><text:span text:style-name="T3">9</text:span></text:p>
                </text:list-item>
              </text:list>
            </text:list-item>
          </text:list>
        </text:list-item>
      </text:list>
      <text:p text:style-name="P12"/>
      <text:p text:style-name="P2">1.3.4</text:p>
      <text:p text:style-name="Standard"><text:tab/>IPC- Number of instructions / (CPU Time * Clock rate)</text:p>
      <text:p text:style-name="Standard"/>
      <text:p text:style-name="Standard"><text:tab/>IPC = 1/CPI</text:p>
      <text:p text:style-name="Standard"/>
      <text:p text:style-name="Standard"><text:tab/>IPC<text:span text:style-name="T1">P1</text:span><text:span text:style-name="T2"> = 1.428</text:span></text:p>
      <text:p text:style-name="Standard"><text:span text:style-name="T2"><text:tab/>IPC</text:span><text:span text:style-name="T1">P2</text:span><text:span text:style-name="T2"> = 2.000</text:span></text:p>
      <text:p text:style-name="P13"/>
      <text:p text:style-name="P5">1.4.1</text:p>
      <text:p text:style-name="P4"><text:tab/>P2 (Faster)<text:tab/>-<text:tab/>Calculate number of instructions</text:p>
      <text:p text:style-name="P4"><text:tab/><text:tab/><text:tab/>-<text:tab/>Calculate time</text:p>
      <text:list xml:id="list824837571" text:style-name="L2">
        <text:list-item>
          <text:list>
            <text:list-item>
              <text:list>
                <text:list-item>
                  <text:p text:style-name="P19">18.65</text:p>
                </text:list-item>
                <text:list-item>
                  <text:p text:style-name="P25"><text:span text:style-name="T2">10 x 10</text:span><text:span text:style-name="T3">-4</text:span></text:p>
                </text:list-item>
              </text:list>
            </text:list-item>
          </text:list>
        </text:list-item>
      </text:list>
      <text:p text:style-name="P12"/>
      <text:p text:style-name="P5">1.4.4</text:p>
      <text:p text:style-name="P4"><text:tab/>675 nanoseconds <text:s/>(675 x 10<text:span text:style-name="T3">-9</text:span> sec)</text:p>
      <text:p text:style-name="P4"/>
      <text:p text:style-name="P4"><text:tab/><text:tab/><text:span text:style-name="T6"><text:tab/><text:tab/>500 * 1</text:span></text:p>
      <text:p text:style-name="P20"><text:tab/><text:tab/>stores<text:tab/>50 <text:s/>* 5</text:p>
      <text:p text:style-name="P20"><text:tab/><text:tab/>loads<text:tab/>100 * 5</text:p>
      <text:p text:style-name="P20"><text:tab/><text:tab/>branches<text:tab/>50 <text:s/>* 2</text:p>
      <text:p text:style-name="P20"><text:tab/><text:tab/>_________________</text:p>
      <text:p text:style-name="P4"><text:span text:style-name="T6"><text:tab/><text:tab/><text:tab/><text:tab/>1350 x 10</text:span><text:span text:style-name="T4">-9</text:span></text:p>
      <text:p text:style-name="P13"/>
      <text:p text:style-name="P6">1.10.2</text:p>
      <text:p text:style-name="P8"><text:tab/><text:tab/>** Uses equation 8 **</text:p>
      <text:p text:style-name="P10"><text:tab/>2560<text:tab/><text:tab/>1280*4<text:tab/> <text:s text:c="2"/>256*2</text:p>
      <text:p text:style-name="P10"><text:tab/>---- <text:s/>+ <text:s/>------- <text:s/>+ <text:s/>-------- <text:s/>=<text:tab/>4096 microseconds</text:p>
      <text:p text:style-name="P10"><text:tab/>2 GHz<text:tab/>2 GHz<text:tab/> <text:s text:c="2"/>2 GHz<text:tab/><text:tab/>4096 x 10<text:span text:style-name="T3">-9</text:span> seconds</text:p>
      <text:p text:style-name="P8"/>
      <text:p text:style-name="P8"><text:tab/>2GHz = 2x10<text:span text:style-name="T3">9<text:tab/><text:tab/><text:tab/><text:tab/><text:tab/></text:span>For 2 processors:<text:tab/>4096 / 2</text:p>
      <text:p text:style-name="Horizontal_20_Line"/>
      <text:p text:style-name="P6">1.14.1</text:p>
      <text:p text:style-name="P8"><text:soft-page-break/><text:tab/>perf = 1/CPU time</text:p>
      <text:p text:style-name="P8"><text:tab/><text:tab/>10<text:span text:style-name="T3">6</text:span> instructions</text:p>
      <text:list xml:id="list199715599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0.3125 x 10-3</text:p>
                        </text:list-item>
                        <text:list-item>
                          <text:p text:style-name="P22">0.25 x 10<text:span text:style-name="T3">-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text:tab/><text:tab/><text:tab/><text:tab/>P2 is faster by performance</text:p>
      <text:p text:style-name="Horizontal_20_Line"/>
      <text:p text:style-name="P6">1.14.3</text:p>
      <text:p text:style-name="P8"><text:tab/>MIPS= Clock Rate / CPI * 10<text:span text:style-name="T3">6</text:span><text:tab/><text:tab/><text:span text:style-name="T8">p. 53</text:span></text:p>
      <text:p text:style-name="P8"/>
      <text:p text:style-name="P8"><text:tab/>P2 is faster by performance</text:p>
      <text:p text:style-name="Horizontal_20_Line"/>
      <text:p text:style-name="P6">1.15.1</text:p>
      <text:p text:style-name="P10"><text:tab/>7 seconds<text:tab/><text:tab/><text:tab/><text:tab/></text:p>
      <text:p text:style-name="P10"><text:tab/>---------<text:tab/>=<text:tab/>3.5%<text:tab/><text:tab/>35 - .2(35) = DO?SOMETHING?INSANE?</text:p>
      <text:p text:style-name="P10"><text:tab/> <text:s text:c="2"/>200<text:tab/><text:tab/><text:tab/><text:tab/></text:p>
      <text:p text:style-name="Horizontal_20_Line"/>
      <text:p text:style-name="P6">2.1.1</text:p>
      <text:p text:style-name="P8"><text:tab/><text:span text:style-name="T6">add f, g, h</text:span></text:p>
      <text:p text:style-name="P10"><text:tab/>add f, f, i</text:p>
      <text:p text:style-name="P10"><text:tab/>add f, f, g</text:p>
      <text:p text:style-name="Horizontal_20_Line"/>
      <text:p text:style-name="P6">2.1.4</text:p>
      <text:p text:style-name="P6"><text:tab/><text:span text:style-name="T7">f = g + h;</text:span></text:p>
      <text:p text:style-name="P14"/>
      <text:p text:style-name="P6">2.4.1</text:p>
      <text:p text:style-name="P6"><text:tab/><text:span text:style-name="T7">add $s0, $s1, $s2<text:tab/>#$s0</text:span></text:p>
      <text:p text:style-name="P10"><text:tab/>lw <text:s/>$s1, 16(s7)<text:tab/>#comment</text:p>
      <text:p text:style-name="P10"><text:tab/>add $so, $so, $s1<text:tab/>#comment</text:p>
      <text:p text:style-name="P14"/>
      <text:p text:style-name="P6">2.4.3</text:p>
      <text:p text:style-name="P8"><text:tab/>4 registers</text:p>
      <text:p text:style-name="Horizontal_20_Line"/>
      <text:p text:style-name="P6">2.5.4</text:p>
      <text:p text:style-name="P8"><text:tab/>Hexidecimal<text:tab/>→<text:tab/>Decimal</text:p>
      <text:p text:style-name="P8"><text:tab/>0x12345678<text:tab/>→<text:tab/>305,419,896</text:p>
      <text:p text:style-name="Horizontal_20_Line"/>
      <text:p text:style-name="P6">2.6.1</text:p>
      <text:p text:style-name="P8"><text:tab/>f = -g + h + B[1];<text:tab/><text:tab/>f = $s0 / g<text:tab/>=<text:tab/>$s1</text:p>
      <text:p text:style-name="P8"><text:tab/><text:tab/><text:tab/><text:tab/><text:tab/>h = $s2 / i<text:tab/>=<text:tab/>$s3</text:p>
      <text:p text:style-name="P8"/>
      <text:p text:style-name="P10"><text:soft-page-break/><text:tab/>sub $s0, $s2, $s1<text:tab/>#j = $s4</text:p>
      <text:p text:style-name="P10"><text:tab/>lw <text:s/>$s2, 4($s7)<text:tab/>#A = $s6</text:p>
      <text:p text:style-name="P10"><text:tab/>add $s0, $s0, $s2<text:tab/>#B = $s7</text:p>
      <text:p text:style-name="Horizontal_20_Line"/>
      <text:p text:style-name="P6">2.6.4</text:p>
      <text:p text:style-name="P8"><text:tab/>f = f + g</text:p>
      <text:p text:style-name="P8"><text:tab/>f = i + h</text:p>
      <text:p text:style-name="P8"><text:tab/>f = i + h</text:p>
      <text:p text:style-name="P8"/>
      <text:p text:style-name="P8"><text:tab/><text:tab/>f = 2i + h</text:p>
      <text:p text:style-name="Horizontal_20_Line"/>
      <text:p text:style-name="P7">2.6.6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1">type</text:p>
            </table:table-cell>
            <table:table-cell table:style-name="Table1.A1" office:value-type="string">
              <text:p text:style-name="P11">opcode</text:p>
            </table:table-cell>
            <table:table-cell table:style-name="Table1.A1" office:value-type="string">
              <text:p text:style-name="P11">rs</text:p>
            </table:table-cell>
            <table:table-cell table:style-name="Table1.A1" office:value-type="string">
              <text:p text:style-name="P11">rt</text:p>
            </table:table-cell>
            <table:table-cell table:style-name="Table1.A1" office:value-type="string">
              <text:p text:style-name="P11">rd</text:p>
            </table:table-cell>
            <table:table-cell table:style-name="Table1.F1" office:value-type="string">
              <text:p text:style-name="P11">immediate</text:p>
            </table:table-cell>
          </table:table-row>
        </table:table-header-rows>
        <table:table-row>
          <table:table-cell table:style-name="Table1.A2" office:value-type="string">
            <text:p text:style-name="P11">R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6</text:p>
          </table:table-cell>
          <table:table-cell table:style-name="Table1.A2" office:value-type="string">
            <text:p text:style-name="P11">17</text:p>
          </table:table-cell>
          <table:table-cell table:style-name="Table1.A2" office:value-type="string">
            <text:p text:style-name="P11">16</text:p>
          </table:table-cell>
          <table:table-cell table:style-name="Table1.F2" office:value-type="string">
            <text:p text:style-name="P11">--</text:p>
          </table:table-cell>
        </table:table-row>
        <table:table-row>
          <table:table-cell table:style-name="Table1.A2" office:value-type="string">
            <text:p text:style-name="P11">R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9</text:p>
          </table:table-cell>
          <table:table-cell table:style-name="Table1.A2" office:value-type="string">
            <text:p text:style-name="P11">18</text:p>
          </table:table-cell>
          <table:table-cell table:style-name="Table1.A2" office:value-type="string">
            <text:p text:style-name="P11">16</text:p>
          </table:table-cell>
          <table:table-cell table:style-name="Table1.F2" office:value-type="string">
            <text:p text:style-name="P11">--</text:p>
          </table:table-cell>
        </table:table-row>
        <table:table-row>
          <table:table-cell table:style-name="Table1.A4" office:value-type="string">
            <text:p text:style-name="P11">R</text:p>
          </table:table-cell>
          <table:table-cell table:style-name="Table1.A4" office:value-type="string">
            <text:p text:style-name="P11">0</text:p>
          </table:table-cell>
          <table:table-cell table:style-name="Table1.A4" office:value-type="string">
            <text:p text:style-name="P11">16</text:p>
          </table:table-cell>
          <table:table-cell table:style-name="Table1.A4" office:value-type="string">
            <text:p text:style-name="P11">19</text:p>
          </table:table-cell>
          <table:table-cell table:style-name="Table1.A4" office:value-type="string">
            <text:p text:style-name="P11">16</text:p>
          </table:table-cell>
          <table:table-cell table:style-name="Table1.F4" office:value-type="string">
            <text:p text:style-name="P11">--</text:p>
          </table:table-cell>
        </table:table-row>
      </table:table>
      <text:p text:style-name="Horizontal_20_Line"/>
      <text:p text:style-name="P7">2.7.1</text:p>
      <text:p text:style-name="P9"><text:tab/><text:tab/><text:tab/><text:tab/>BINARY<text:tab/><text:tab/><text:tab/>→<text:tab/> <text:s text:c="2"/>DECIMAL</text:p>
      <text:p text:style-name="P9"><text:tab/>A.<text:tab/>10101101000100000000000000000010<text:tab/>→<text:tab/>2, 903, 506, 946</text:p>
      <text:p text:style-name="Horizontal_20_Line"/>
      <text:p text:style-name="P7">2.7.3</text:p>
      <text:p text:style-name="P9"><text:tab/>ad100002</text:p>
      <text:p text:style-name="Horizontal_20_Line"/>
      <text:p text:style-name="P7">2.7.5 &amp; 2.7.6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7"><text:soft-page-break/>2.8.1</text:p>
      <text:p text:style-name="P7"/>
      <text:p text:style-name="P7"/>
      <text:p text:style-name="Horizontal_20_Line"/>
      <text:p text:style-name="P7">2.8.4</text:p>
      <text:p text:style-name="P7"><text:tab/><text:span text:style-name="T5">add $s0, $s0, $s1</text:span></text:p>
      <text:p text:style-name="P7"><text:span text:style-name="T5"/></text:p>
      <text:p text:style-name="P7"><text:span text:style-name="T5"><text:tab/>$s0<text:tab/>-<text:tab/>7000 0000<text:tab/>0111</text:span></text:p>
      <text:p text:style-name="P7"><text:span text:style-name="T5"><text:tab/>$s1<text:tab/>-<text:tab/>1000 0000<text:tab/>0001</text:span></text:p>
      <text:p text:style-name="P7"><text:span text:style-name="T5"><text:tab/><text:tab/><text:tab/><text:tab/><text:tab/>1000<text:tab/>(There is oflow)</text:span></text:p>
      <text:p text:style-name="P7"><text:span text:style-name="T5"><text:tab/>Or in hex<text:tab/>8000 0000<text:tab/>1000<text:tab/>(Match, but there is oflow)</text:span></text:p>
      <text:p text:style-name="P7"><text:span text:style-name="T5"><text:tab/><text:tab/><text:tab/><text:tab/>There is oflow because adding 2 positive numbers cant create a negative.</text:span></text:p>
      <text:p text:style-name="Horizontal_20_Line"/>
      <text:p text:style-name="P7"/>
      <text:p text:style-name="P7">2.8.5</text:p>
      <text:p text:style-name="P9"><text:tab/>add $s0, $s0, $s1</text:p>
      <text:p text:style-name="P9"/>
      <text:p text:style-name="P9"><text:tab/>$s0<text:tab/>-<text:tab/>4000 0000<text:tab/>0100</text:p>
      <text:p text:style-name="P9"><text:tab/>$s1<text:tab/>-<text:tab/>2000 0000<text:tab/>0010</text:p>
      <text:p text:style-name="P9"><text:tab/><text:tab/><text:tab/><text:tab/><text:tab/>0110 (No oflow)</text:p>
      <text:p text:style-name="P9"/>
      <text:p text:style-name="P9"><text:tab/>Or in hex<text:tab/>6000 0000<text:tab/>0110 (Also no oflow)</text:p>
      <text:p text:style-name="Horizontal_20_Line"/>
      <text:p text:style-name="P7">2.11.1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CMPSC120<text:tab/>Test Review<text:tab/>20111012</text:p>
      </style:header>
      <style:footer>
        <text:p text:style-name="MP1"><text:page-number text:select-page="current">3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12T15:01:33</meta:creation-date>
    <dc:date>2011-10-19T15:13:38</dc:date>
    <dc:creator>Braden Licastro</dc:creator>
    <meta:editing-duration>PT01H38M28S</meta:editing-duration>
    <meta:editing-cycles>12</meta:editing-cycles>
    <meta:generator>OpenOffice.org/3.2$Linux OpenOffice.org_project/320m12$Build-9483</meta:generator>
    <meta:document-statistic meta:table-count="1" meta:image-count="0" meta:object-count="0" meta:page-count="4" meta:paragraph-count="118" meta:word-count="399" meta:character-count="1838"/>
  </office:meta>
</office:document-meta>
</file>